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svg:stroke-linecap="butt" draw:fill="solid" draw:fill-color="#93cddd" draw:opacity="50%" draw:textarea-vertical-align="top" draw:auto-grow-height="false" draw:fit-to-size="false" style:shrink-to-fit="false" fo:min-height="0cm" fo:min-width="0cm" fo:padding-top="0.125cm" fo:padding-bottom="0.125cm" fo:padding-left="0.2cm" fo:padding-right="0.8cm" fo:wrap-option="wrap"/>
    </style:style>
    <style:style style:name="gr26" style:family="graphic" style:parent-style-name="standard">
      <style:graphic-properties draw:stroke="solid" svg:stroke-width="0.035cm" svg:stroke-color="#000000" svg:stroke-linecap="butt" draw:fill="solid" draw:fill-color="#fac090" draw:opacity="50%" draw:textarea-vertical-align="top" draw:auto-grow-height="false" draw:fit-to-size="false" style:shrink-to-fit="false" fo:min-height="0cm" fo:min-width="0cm" fo:padding-top="0.125cm" fo:padding-bottom="0.125cm" fo:padding-left="0.2cm" fo:padding-right="0.8cm" fo:wrap-option="wrap"/>
    </style:style>
    <style:style style:name="gr27" style:family="graphic" style:parent-style-name="standard">
      <style:graphic-properties draw:stroke="solid" svg:stroke-width="0.035cm" svg:stroke-color="#000000" svg:stroke-linecap="butt" draw:fill="solid" draw:fill-color="#e46c0a" draw:opacity="50%" draw:textarea-vertical-align="top" draw:auto-grow-height="false" draw:fit-to-size="false" style:shrink-to-fit="false" fo:min-height="0cm" fo:min-width="0cm" fo:padding-top="0.125cm" fo:padding-bottom="0.125cm" fo:padding-left="0.2cm" fo:padding-right="0.8cm" fo:wrap-option="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035cm" svg:stroke-color="#000000" svg:stroke-linecap="butt" draw:fill="solid" draw:fill-color="#f2d115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30" style:family="graphic" style:parent-style-name="standard">
      <style:graphic-properties draw:stroke="solid" svg:stroke-width="0.035cm" svg:stroke-color="#000000" svg:stroke-linecap="butt" draw:fill="solid" draw:fill-color="#f39600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31" style:family="graphic" style:parent-style-name="standard">
      <style:graphic-properties draw:stroke="solid" svg:stroke-width="0.035cm" svg:stroke-color="#000000" svg:stroke-linecap="butt" draw:fill="solid" draw:fill-color="#acd1d8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32" style:family="graphic" style:parent-style-name="standard">
      <style:graphic-properties draw:stroke="solid" svg:stroke-width="0.035cm" svg:stroke-color="#000000" svg:stroke-linecap="butt" draw:fill="solid" draw:fill-color="#4d8ed3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3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35cm" svg:stroke-color="#000000" svg:stroke-linecap="butt" draw:fill="solid" draw:fill-color="#ffffff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93cddd" draw:opacity="50%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fac090" draw:opacity="50%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e46c0a" draw:opacity="50%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2d115" draw:opacity="50%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39600" draw:opacity="50%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acd1d8" draw:opacity="50%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4d8ed3" draw:opacity="50%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59" draw:style-name="gr1" draw:text-style-name="P2" draw:layer="layout" svg:width="0.562cm" svg:height="0.562cm" svg:x="2.099cm" svg:y="8.24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0" draw:style-name="gr2" draw:text-style-name="P2" draw:layer="layout" svg:width="0.562cm" svg:height="0.562cm" svg:x="2.099cm" svg:y="7.68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1" draw:style-name="gr3" draw:text-style-name="P2" draw:layer="layout" svg:width="0.562cm" svg:height="0.562cm" svg:x="2.099cm" svg:y="9.37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4" draw:text-style-name="P2" draw:layer="layout" svg:width="0.562cm" svg:height="0.562cm" svg:x="2.099cm" svg:y="8.81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3" draw:style-name="gr5" draw:text-style-name="P2" draw:layer="layout" svg:width="0.562cm" svg:height="0.562cm" svg:x="2.099cm" svg:y="9.93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4" draw:style-name="gr6" draw:text-style-name="P2" draw:layer="layout" svg:width="0.562cm" svg:height="0.562cm" svg:x="5.474cm" svg:y="8.24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5" draw:style-name="gr7" draw:text-style-name="P2" draw:layer="layout" svg:width="0.562cm" svg:height="0.562cm" svg:x="5.474cm" svg:y="7.68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6" draw:style-name="gr8" draw:text-style-name="P2" draw:layer="layout" svg:width="0.562cm" svg:height="0.562cm" svg:x="5.474cm" svg:y="9.37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7" draw:style-name="gr9" draw:text-style-name="P2" draw:layer="layout" svg:width="0.562cm" svg:height="0.562cm" svg:x="5.474cm" svg:y="8.81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10" draw:text-style-name="P2" draw:layer="layout" svg:width="0.562cm" svg:height="0.562cm" svg:x="5.474cm" svg:y="9.93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9" draw:style-name="gr11" draw:text-style-name="P2" draw:layer="layout" svg:width="0.562cm" svg:height="0.562cm" svg:x="3.224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0" draw:style-name="gr12" draw:text-style-name="P2" draw:layer="layout" svg:width="0.562cm" svg:height="0.562cm" svg:x="3.787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1" draw:style-name="gr13" draw:text-style-name="P2" draw:layer="layout" svg:width="0.562cm" svg:height="0.562cm" svg:x="4.349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2" draw:style-name="gr14" draw:text-style-name="P2" draw:layer="layout" svg:width="0.562cm" svg:height="0.562cm" svg:x="4.912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3" draw:style-name="gr15" draw:text-style-name="P2" draw:layer="layout" svg:width="0.562cm" svg:height="0.562cm" svg:x="2.661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16" draw:text-style-name="P2" draw:layer="layout" svg:width="0.562cm" svg:height="0.562cm" svg:x="2.099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5" draw:style-name="gr17" draw:text-style-name="P2" draw:layer="layout" svg:width="0.562cm" svg:height="0.562cm" svg:x="5.474cm" svg:y="10.5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18" draw:text-style-name="P2" draw:layer="layout" svg:width="0.562cm" svg:height="0.562cm" svg:x="3.224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7" draw:style-name="gr19" draw:text-style-name="P2" draw:layer="layout" svg:width="0.562cm" svg:height="0.562cm" svg:x="3.787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8" draw:style-name="gr20" draw:text-style-name="P2" draw:layer="layout" svg:width="0.562cm" svg:height="0.562cm" svg:x="4.349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9" draw:style-name="gr21" draw:text-style-name="P2" draw:layer="layout" svg:width="0.562cm" svg:height="0.562cm" svg:x="4.912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0" draw:style-name="gr22" draw:text-style-name="P2" draw:layer="layout" svg:width="0.562cm" svg:height="0.562cm" svg:x="2.661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1" draw:style-name="gr23" draw:text-style-name="P2" draw:layer="layout" svg:width="0.562cm" svg:height="0.562cm" svg:x="2.099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" draw:style-name="gr24" draw:text-style-name="P2" draw:layer="layout" svg:width="0.562cm" svg:height="0.562cm" svg:x="5.474cm" svg:y="7.12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38">
          <draw:custom-shape draw:name="Rechteck 88" draw:style-name="gr25" draw:text-style-name="P3" draw:layer="layout" svg:width="0.562cm" svg:height="0.562cm" svg:x="7.424cm" svg:y="2.4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9" draw:style-name="gr25" draw:text-style-name="P3" draw:layer="layout" svg:width="0.562cm" svg:height="0.562cm" svg:x="6.862cm" svg:y="3.05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25" draw:text-style-name="P3" draw:layer="layout" svg:width="0.562cm" svg:height="0.562cm" svg:x="7.424cm" svg:y="3.05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1" draw:style-name="gr25" draw:text-style-name="P3" draw:layer="layout" svg:width="0.562cm" svg:height="0.562cm" svg:x="6.862cm" svg:y="2.4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2" draw:style-name="gr25" draw:text-style-name="P3" draw:layer="layout" svg:width="0.562cm" svg:height="0.562cm" svg:x="7.424cm" svg:y="3.61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5" draw:style-name="gr25" draw:text-style-name="P3" draw:layer="layout" svg:width="0.562cm" svg:height="0.562cm" svg:x="6.862cm" svg:y="3.61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0" draw:style-name="gr25" draw:text-style-name="P3" draw:layer="layout" svg:width="0.562cm" svg:height="0.562cm" svg:x="6.299cm" svg:y="3.05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1" draw:style-name="gr25" draw:text-style-name="P3" draw:layer="layout" svg:width="0.562cm" svg:height="0.562cm" svg:x="6.299cm" svg:y="2.4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3" draw:style-name="gr25" draw:text-style-name="P3" draw:layer="layout" svg:width="0.562cm" svg:height="0.562cm" svg:x="6.299cm" svg:y="3.61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37">
          <draw:custom-shape draw:name="Rechteck 182" draw:style-name="gr26" draw:text-style-name="P4" draw:layer="layout" svg:width="0.562cm" svg:height="0.562cm" svg:x="10.55cm" svg:y="2.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3" draw:style-name="gr26" draw:text-style-name="P4" draw:layer="layout" svg:width="0.562cm" svg:height="0.562cm" svg:x="9.987cm" svg:y="3.06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4" draw:style-name="gr26" draw:text-style-name="P4" draw:layer="layout" svg:width="0.562cm" svg:height="0.562cm" svg:x="10.55cm" svg:y="3.06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5" draw:style-name="gr26" draw:text-style-name="P4" draw:layer="layout" svg:width="0.562cm" svg:height="0.562cm" svg:x="9.987cm" svg:y="2.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6" draw:style-name="gr26" draw:text-style-name="P4" draw:layer="layout" svg:width="0.562cm" svg:height="0.562cm" svg:x="9.425cm" svg:y="2.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7" draw:style-name="gr26" draw:text-style-name="P4" draw:layer="layout" svg:width="0.562cm" svg:height="0.562cm" svg:x="8.862cm" svg:y="3.06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8" draw:style-name="gr26" draw:text-style-name="P4" draw:layer="layout" svg:width="0.562cm" svg:height="0.562cm" svg:x="9.425cm" svg:y="3.06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9" draw:style-name="gr26" draw:text-style-name="P4" draw:layer="layout" svg:width="0.562cm" svg:height="0.562cm" svg:x="8.862cm" svg:y="2.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0" draw:style-name="gr26" draw:text-style-name="P4" draw:layer="layout" svg:width="0.562cm" svg:height="0.562cm" svg:x="9.425cm" svg:y="3.62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1" draw:style-name="gr26" draw:text-style-name="P4" draw:layer="layout" svg:width="0.562cm" svg:height="0.562cm" svg:x="8.862cm" svg:y="4.18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2" draw:style-name="gr26" draw:text-style-name="P4" draw:layer="layout" svg:width="0.562cm" svg:height="0.562cm" svg:x="9.425cm" svg:y="4.18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3" draw:style-name="gr26" draw:text-style-name="P4" draw:layer="layout" svg:width="0.562cm" svg:height="0.562cm" svg:x="8.862cm" svg:y="3.62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4" draw:style-name="gr26" draw:text-style-name="P4" draw:layer="layout" svg:width="0.562cm" svg:height="0.562cm" svg:x="10.55cm" svg:y="3.62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5" draw:style-name="gr26" draw:text-style-name="P4" draw:layer="layout" svg:width="0.562cm" svg:height="0.562cm" svg:x="9.987cm" svg:y="4.18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6" draw:style-name="gr26" draw:text-style-name="P4" draw:layer="layout" svg:width="0.562cm" svg:height="0.562cm" svg:x="10.55cm" svg:y="4.18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7" draw:style-name="gr26" draw:text-style-name="P4" draw:layer="layout" svg:width="0.562cm" svg:height="0.562cm" svg:x="9.987cm" svg:y="3.62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8" draw:style-name="gr26" draw:text-style-name="P4" draw:layer="layout" svg:width="0.562cm" svg:height="0.562cm" svg:x="8.3cm" svg:y="3.06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9" draw:style-name="gr27" draw:text-style-name="P5" draw:layer="layout" svg:width="0.562cm" svg:height="0.562cm" svg:x="8.3cm" svg:y="2.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0" draw:style-name="gr26" draw:text-style-name="P4" draw:layer="layout" svg:width="0.562cm" svg:height="0.562cm" svg:x="8.3cm" svg:y="4.18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1" draw:style-name="gr26" draw:text-style-name="P4" draw:layer="layout" svg:width="0.562cm" svg:height="0.562cm" svg:x="8.3cm" svg:y="3.62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2" draw:style-name="gr26" draw:text-style-name="P4" draw:layer="layout" svg:width="0.562cm" svg:height="0.562cm" svg:x="8.862cm" svg:y="4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3" draw:style-name="gr26" draw:text-style-name="P4" draw:layer="layout" svg:width="0.562cm" svg:height="0.562cm" svg:x="9.425cm" svg:y="4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4" draw:style-name="gr26" draw:text-style-name="P4" draw:layer="layout" svg:width="0.562cm" svg:height="0.562cm" svg:x="9.987cm" svg:y="4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5" draw:style-name="gr26" draw:text-style-name="P4" draw:layer="layout" svg:width="0.562cm" svg:height="0.562cm" svg:x="10.55cm" svg:y="4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6" draw:style-name="gr26" draw:text-style-name="P4" draw:layer="layout" svg:width="0.562cm" svg:height="0.562cm" svg:x="8.3cm" svg:y="4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Rechteck 182_0" draw:style-name="gr29" draw:text-style-name="P7" draw:layer="layout" svg:width="0.562cm" svg:height="0.562cm" svg:x="5.35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0" draw:style-name="gr29" draw:text-style-name="P7" draw:layer="layout" svg:width="0.562cm" svg:height="0.562cm" svg:x="4.787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0" draw:style-name="gr29" draw:text-style-name="P7" draw:layer="layout" svg:width="0.562cm" svg:height="0.562cm" svg:x="5.35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0" draw:style-name="gr29" draw:text-style-name="P7" draw:layer="layout" svg:width="0.562cm" svg:height="0.562cm" svg:x="4.787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0" draw:style-name="gr29" draw:text-style-name="P7" draw:layer="layout" svg:width="0.562cm" svg:height="0.562cm" svg:x="4.225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0" draw:style-name="gr29" draw:text-style-name="P7" draw:layer="layout" svg:width="0.562cm" svg:height="0.562cm" svg:x="3.662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0" draw:style-name="gr29" draw:text-style-name="P7" draw:layer="layout" svg:width="0.562cm" svg:height="0.562cm" svg:x="4.225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0" draw:style-name="gr29" draw:text-style-name="P7" draw:layer="layout" svg:width="0.562cm" svg:height="0.562cm" svg:x="3.662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0" draw:style-name="gr29" draw:text-style-name="P7" draw:layer="layout" svg:width="0.562cm" svg:height="0.562cm" svg:x="4.225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0" draw:style-name="gr29" draw:text-style-name="P7" draw:layer="layout" svg:width="0.562cm" svg:height="0.562cm" svg:x="3.662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0" draw:style-name="gr29" draw:text-style-name="P7" draw:layer="layout" svg:width="0.562cm" svg:height="0.562cm" svg:x="4.225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0" draw:style-name="gr29" draw:text-style-name="P7" draw:layer="layout" svg:width="0.562cm" svg:height="0.562cm" svg:x="3.662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0" draw:style-name="gr29" draw:text-style-name="P7" draw:layer="layout" svg:width="0.562cm" svg:height="0.562cm" svg:x="5.35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0" draw:style-name="gr29" draw:text-style-name="P7" draw:layer="layout" svg:width="0.562cm" svg:height="0.562cm" svg:x="4.787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0" draw:style-name="gr29" draw:text-style-name="P7" draw:layer="layout" svg:width="0.562cm" svg:height="0.562cm" svg:x="5.35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0" draw:style-name="gr29" draw:text-style-name="P7" draw:layer="layout" svg:width="0.562cm" svg:height="0.562cm" svg:x="4.787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0" draw:style-name="gr29" draw:text-style-name="P7" draw:layer="layout" svg:width="0.562cm" svg:height="0.562cm" svg:x="3.1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0" draw:style-name="gr29" draw:text-style-name="P7" draw:layer="layout" svg:width="0.562cm" svg:height="0.562cm" svg:x="3.1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0" draw:style-name="gr29" draw:text-style-name="P7" draw:layer="layout" svg:width="0.562cm" svg:height="0.562cm" svg:x="3.1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0" draw:style-name="gr29" draw:text-style-name="P7" draw:layer="layout" svg:width="0.562cm" svg:height="0.562cm" svg:x="3.1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0" draw:style-name="gr29" draw:text-style-name="P7" draw:layer="layout" svg:width="0.562cm" svg:height="0.562cm" svg:x="3.662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0" draw:style-name="gr29" draw:text-style-name="P7" draw:layer="layout" svg:width="0.562cm" svg:height="0.562cm" svg:x="4.225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0" draw:style-name="gr29" draw:text-style-name="P7" draw:layer="layout" svg:width="0.562cm" svg:height="0.562cm" svg:x="4.787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0" draw:style-name="gr29" draw:text-style-name="P7" draw:layer="layout" svg:width="0.562cm" svg:height="0.562cm" svg:x="5.35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0" draw:style-name="gr29" draw:text-style-name="P7" draw:layer="layout" svg:width="0.562cm" svg:height="0.562cm" svg:x="3.1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9_0" draw:style-name="gr30" draw:text-style-name="P8" draw:layer="layout" svg:width="0.562cm" svg:height="0.562cm" svg:x="7.163cm" svg:y="3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_0" draw:style-name="gr30" draw:text-style-name="P8" draw:layer="layout" svg:width="0.562cm" svg:height="0.562cm" svg:x="7.163cm" svg:y="2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0_0" draw:style-name="gr30" draw:text-style-name="P8" draw:layer="layout" svg:width="0.562cm" svg:height="0.562cm" svg:x="6.6cm" svg:y="3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1_0" draw:style-name="gr30" draw:text-style-name="P8" draw:layer="layout" svg:width="0.562cm" svg:height="0.562cm" svg:x="6.6cm" svg:y="2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" draw:style-name="gr29" draw:text-style-name="P7" draw:layer="layout" svg:width="0.562cm" svg:height="0.562cm" svg:x="5.3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" draw:style-name="gr29" draw:text-style-name="P7" draw:layer="layout" svg:width="0.562cm" svg:height="0.562cm" svg:x="4.787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" draw:style-name="gr29" draw:text-style-name="P7" draw:layer="layout" svg:width="0.562cm" svg:height="0.562cm" svg:x="5.35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" draw:style-name="gr29" draw:text-style-name="P7" draw:layer="layout" svg:width="0.562cm" svg:height="0.562cm" svg:x="4.787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" draw:style-name="gr29" draw:text-style-name="P7" draw:layer="layout" svg:width="0.562cm" svg:height="0.562cm" svg:x="4.22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" draw:style-name="gr30" draw:text-style-name="P8" draw:layer="layout" svg:width="0.562cm" svg:height="0.562cm" svg:x="3.662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" draw:style-name="gr29" draw:text-style-name="P7" draw:layer="layout" svg:width="0.562cm" svg:height="0.562cm" svg:x="4.225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" draw:style-name="gr30" draw:text-style-name="P8" draw:layer="layout" svg:width="0.562cm" svg:height="0.562cm" svg:x="3.662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" draw:style-name="gr29" draw:text-style-name="P7" draw:layer="layout" svg:width="0.562cm" svg:height="0.562cm" svg:x="4.225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" draw:style-name="gr29" draw:text-style-name="P7" draw:layer="layout" svg:width="0.562cm" svg:height="0.562cm" svg:x="3.662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" draw:style-name="gr29" draw:text-style-name="P7" draw:layer="layout" svg:width="0.562cm" svg:height="0.562cm" svg:x="4.225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" draw:style-name="gr29" draw:text-style-name="P7" draw:layer="layout" svg:width="0.562cm" svg:height="0.562cm" svg:x="3.662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" draw:style-name="gr29" draw:text-style-name="P7" draw:layer="layout" svg:width="0.562cm" svg:height="0.562cm" svg:x="5.35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" draw:style-name="gr29" draw:text-style-name="P7" draw:layer="layout" svg:width="0.562cm" svg:height="0.562cm" svg:x="4.787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" draw:style-name="gr29" draw:text-style-name="P7" draw:layer="layout" svg:width="0.562cm" svg:height="0.562cm" svg:x="5.35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" draw:style-name="gr29" draw:text-style-name="P7" draw:layer="layout" svg:width="0.562cm" svg:height="0.562cm" svg:x="4.787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" draw:style-name="gr30" draw:text-style-name="P8" draw:layer="layout" svg:width="0.562cm" svg:height="0.562cm" svg:x="3.1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" draw:style-name="gr30" draw:text-style-name="P8" draw:layer="layout" svg:width="0.562cm" svg:height="0.562cm" svg:x="3.1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" draw:style-name="gr29" draw:text-style-name="P7" draw:layer="layout" svg:width="0.562cm" svg:height="0.562cm" svg:x="3.1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" draw:style-name="gr29" draw:text-style-name="P7" draw:layer="layout" svg:width="0.562cm" svg:height="0.562cm" svg:x="3.1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" draw:style-name="gr29" draw:text-style-name="P7" draw:layer="layout" svg:width="0.562cm" svg:height="0.562cm" svg:x="3.662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" draw:style-name="gr29" draw:text-style-name="P7" draw:layer="layout" svg:width="0.562cm" svg:height="0.562cm" svg:x="4.225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" draw:style-name="gr29" draw:text-style-name="P7" draw:layer="layout" svg:width="0.562cm" svg:height="0.562cm" svg:x="4.787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" draw:style-name="gr29" draw:text-style-name="P7" draw:layer="layout" svg:width="0.562cm" svg:height="0.562cm" svg:x="5.35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" draw:style-name="gr29" draw:text-style-name="P7" draw:layer="layout" svg:width="0.562cm" svg:height="0.562cm" svg:x="3.1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3" draw:style-name="gr31" draw:text-style-name="P9" draw:layer="layout" svg:width="0.562cm" svg:height="0.562cm" svg:x="7.887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3" draw:style-name="gr31" draw:text-style-name="P9" draw:layer="layout" svg:width="0.562cm" svg:height="0.562cm" svg:x="8.45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3" draw:style-name="gr32" draw:text-style-name="P10" draw:layer="layout" svg:width="0.562cm" svg:height="0.562cm" svg:x="6.762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3" draw:style-name="gr31" draw:text-style-name="P9" draw:layer="layout" svg:width="0.562cm" svg:height="0.562cm" svg:x="7.325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3" draw:style-name="gr31" draw:text-style-name="P9" draw:layer="layout" svg:width="0.562cm" svg:height="0.562cm" svg:x="7.325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3" draw:style-name="gr31" draw:text-style-name="P9" draw:layer="layout" svg:width="0.562cm" svg:height="0.562cm" svg:x="6.762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3" draw:style-name="gr31" draw:text-style-name="P9" draw:layer="layout" svg:width="0.562cm" svg:height="0.562cm" svg:x="7.325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3" draw:style-name="gr31" draw:text-style-name="P9" draw:layer="layout" svg:width="0.562cm" svg:height="0.562cm" svg:x="6.762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3" draw:style-name="gr31" draw:text-style-name="P9" draw:layer="layout" svg:width="0.562cm" svg:height="0.562cm" svg:x="8.45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3" draw:style-name="gr31" draw:text-style-name="P9" draw:layer="layout" svg:width="0.562cm" svg:height="0.562cm" svg:x="7.887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3" draw:style-name="gr31" draw:text-style-name="P9" draw:layer="layout" svg:width="0.562cm" svg:height="0.562cm" svg:x="8.45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3" draw:style-name="gr31" draw:text-style-name="P9" draw:layer="layout" svg:width="0.562cm" svg:height="0.562cm" svg:x="7.887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3" draw:style-name="gr31" draw:text-style-name="P9" draw:layer="layout" svg:width="0.562cm" svg:height="0.562cm" svg:x="6.762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3" draw:style-name="gr31" draw:text-style-name="P9" draw:layer="layout" svg:width="0.562cm" svg:height="0.562cm" svg:x="7.325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3" draw:style-name="gr31" draw:text-style-name="P9" draw:layer="layout" svg:width="0.562cm" svg:height="0.562cm" svg:x="7.887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3" draw:style-name="gr31" draw:text-style-name="P9" draw:layer="layout" svg:width="0.562cm" svg:height="0.562cm" svg:x="8.45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2" draw:style-name="gr29" draw:text-style-name="P7" draw:layer="layout" svg:width="0.562cm" svg:height="0.562cm" svg:x="13.351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" draw:style-name="gr29" draw:text-style-name="P7" draw:layer="layout" svg:width="0.562cm" svg:height="0.562cm" svg:x="12.788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" draw:style-name="gr29" draw:text-style-name="P7" draw:layer="layout" svg:width="0.562cm" svg:height="0.562cm" svg:x="13.351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2" draw:style-name="gr29" draw:text-style-name="P7" draw:layer="layout" svg:width="0.562cm" svg:height="0.562cm" svg:x="12.788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" draw:style-name="gr29" draw:text-style-name="P7" draw:layer="layout" svg:width="0.562cm" svg:height="0.562cm" svg:x="12.226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" draw:style-name="gr29" draw:text-style-name="P7" draw:layer="layout" svg:width="0.562cm" svg:height="0.562cm" svg:x="11.663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" draw:style-name="gr29" draw:text-style-name="P7" draw:layer="layout" svg:width="0.562cm" svg:height="0.562cm" svg:x="12.226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" draw:style-name="gr29" draw:text-style-name="P7" draw:layer="layout" svg:width="0.562cm" svg:height="0.562cm" svg:x="11.663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" draw:style-name="gr29" draw:text-style-name="P7" draw:layer="layout" svg:width="0.562cm" svg:height="0.562cm" svg:x="12.226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" draw:style-name="gr29" draw:text-style-name="P7" draw:layer="layout" svg:width="0.562cm" svg:height="0.562cm" svg:x="11.663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" draw:style-name="gr29" draw:text-style-name="P7" draw:layer="layout" svg:width="0.562cm" svg:height="0.562cm" svg:x="12.226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" draw:style-name="gr29" draw:text-style-name="P7" draw:layer="layout" svg:width="0.562cm" svg:height="0.562cm" svg:x="11.663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" draw:style-name="gr29" draw:text-style-name="P7" draw:layer="layout" svg:width="0.562cm" svg:height="0.562cm" svg:x="13.351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" draw:style-name="gr29" draw:text-style-name="P7" draw:layer="layout" svg:width="0.562cm" svg:height="0.562cm" svg:x="12.788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" draw:style-name="gr29" draw:text-style-name="P7" draw:layer="layout" svg:width="0.562cm" svg:height="0.562cm" svg:x="13.351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" draw:style-name="gr29" draw:text-style-name="P7" draw:layer="layout" svg:width="0.562cm" svg:height="0.562cm" svg:x="12.788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" draw:style-name="gr29" draw:text-style-name="P7" draw:layer="layout" svg:width="0.562cm" svg:height="0.562cm" svg:x="11.101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" draw:style-name="gr29" draw:text-style-name="P7" draw:layer="layout" svg:width="0.562cm" svg:height="0.562cm" svg:x="11.101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2" draw:style-name="gr29" draw:text-style-name="P7" draw:layer="layout" svg:width="0.562cm" svg:height="0.562cm" svg:x="11.101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" draw:style-name="gr29" draw:text-style-name="P7" draw:layer="layout" svg:width="0.562cm" svg:height="0.562cm" svg:x="11.101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" draw:style-name="gr29" draw:text-style-name="P7" draw:layer="layout" svg:width="0.562cm" svg:height="0.562cm" svg:x="11.663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" draw:style-name="gr29" draw:text-style-name="P7" draw:layer="layout" svg:width="0.562cm" svg:height="0.562cm" svg:x="12.226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" draw:style-name="gr29" draw:text-style-name="P7" draw:layer="layout" svg:width="0.562cm" svg:height="0.562cm" svg:x="12.788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" draw:style-name="gr29" draw:text-style-name="P7" draw:layer="layout" svg:width="0.562cm" svg:height="0.562cm" svg:x="13.351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2" draw:style-name="gr29" draw:text-style-name="P7" draw:layer="layout" svg:width="0.562cm" svg:height="0.562cm" svg:x="11.101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3" draw:style-name="gr30" draw:text-style-name="P8" draw:layer="layout" svg:width="0.562cm" svg:height="0.562cm" svg:x="15.827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4" draw:style-name="gr30" draw:text-style-name="P8" draw:layer="layout" svg:width="0.562cm" svg:height="0.562cm" svg:x="15.264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4" draw:style-name="gr30" draw:text-style-name="P8" draw:layer="layout" svg:width="0.562cm" svg:height="0.562cm" svg:x="15.827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3" draw:style-name="gr30" draw:text-style-name="P8" draw:layer="layout" svg:width="0.562cm" svg:height="0.562cm" svg:x="15.264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4" draw:style-name="gr30" draw:text-style-name="P8" draw:layer="layout" svg:width="0.562cm" svg:height="0.562cm" svg:x="15.827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4" draw:style-name="gr30" draw:text-style-name="P8" draw:layer="layout" svg:width="0.562cm" svg:height="0.562cm" svg:x="15.264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3" draw:style-name="gr30" draw:text-style-name="P8" draw:layer="layout" svg:width="0.562cm" svg:height="0.562cm" svg:x="14.702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3" draw:style-name="gr30" draw:text-style-name="P8" draw:layer="layout" svg:width="0.562cm" svg:height="0.562cm" svg:x="14.702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3" draw:style-name="gr30" draw:text-style-name="P8" draw:layer="layout" svg:width="0.562cm" svg:height="0.562cm" svg:x="14.702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3" draw:style-name="gr29" draw:text-style-name="P7" draw:layer="layout" svg:width="0.562cm" svg:height="0.562cm" svg:x="13.35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4" draw:style-name="gr29" draw:text-style-name="P7" draw:layer="layout" svg:width="0.562cm" svg:height="0.562cm" svg:x="12.788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4" draw:style-name="gr29" draw:text-style-name="P7" draw:layer="layout" svg:width="0.562cm" svg:height="0.562cm" svg:x="13.35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3" draw:style-name="gr29" draw:text-style-name="P7" draw:layer="layout" svg:width="0.562cm" svg:height="0.562cm" svg:x="12.788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4" draw:style-name="gr29" draw:text-style-name="P7" draw:layer="layout" svg:width="0.562cm" svg:height="0.562cm" svg:x="12.226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5" draw:style-name="gr29" draw:text-style-name="P7" draw:layer="layout" svg:width="0.562cm" svg:height="0.562cm" svg:x="11.663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5" draw:style-name="gr29" draw:text-style-name="P7" draw:layer="layout" svg:width="0.562cm" svg:height="0.562cm" svg:x="12.226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4" draw:style-name="gr29" draw:text-style-name="P7" draw:layer="layout" svg:width="0.562cm" svg:height="0.562cm" svg:x="11.663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5" draw:style-name="gr29" draw:text-style-name="P7" draw:layer="layout" svg:width="0.562cm" svg:height="0.562cm" svg:x="12.226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4" draw:style-name="gr29" draw:text-style-name="P7" draw:layer="layout" svg:width="0.562cm" svg:height="0.562cm" svg:x="11.663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4" draw:style-name="gr29" draw:text-style-name="P7" draw:layer="layout" svg:width="0.562cm" svg:height="0.562cm" svg:x="12.226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5" draw:style-name="gr29" draw:text-style-name="P7" draw:layer="layout" svg:width="0.562cm" svg:height="0.562cm" svg:x="11.663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4" draw:style-name="gr29" draw:text-style-name="P7" draw:layer="layout" svg:width="0.562cm" svg:height="0.562cm" svg:x="13.35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4" draw:style-name="gr29" draw:text-style-name="P7" draw:layer="layout" svg:width="0.562cm" svg:height="0.562cm" svg:x="12.788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4" draw:style-name="gr29" draw:text-style-name="P7" draw:layer="layout" svg:width="0.562cm" svg:height="0.562cm" svg:x="13.35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4" draw:style-name="gr29" draw:text-style-name="P7" draw:layer="layout" svg:width="0.562cm" svg:height="0.562cm" svg:x="12.788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4" draw:style-name="gr29" draw:text-style-name="P7" draw:layer="layout" svg:width="0.562cm" svg:height="0.562cm" svg:x="11.10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4" draw:style-name="gr29" draw:text-style-name="P7" draw:layer="layout" svg:width="0.562cm" svg:height="0.562cm" svg:x="11.10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3" draw:style-name="gr29" draw:text-style-name="P7" draw:layer="layout" svg:width="0.562cm" svg:height="0.562cm" svg:x="11.10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4" draw:style-name="gr29" draw:text-style-name="P7" draw:layer="layout" svg:width="0.562cm" svg:height="0.562cm" svg:x="11.10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4" draw:style-name="gr29" draw:text-style-name="P7" draw:layer="layout" svg:width="0.562cm" svg:height="0.562cm" svg:x="11.663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4" draw:style-name="gr29" draw:text-style-name="P7" draw:layer="layout" svg:width="0.562cm" svg:height="0.562cm" svg:x="12.226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4" draw:style-name="gr29" draw:text-style-name="P7" draw:layer="layout" svg:width="0.562cm" svg:height="0.562cm" svg:x="12.788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4" draw:style-name="gr29" draw:text-style-name="P7" draw:layer="layout" svg:width="0.562cm" svg:height="0.562cm" svg:x="13.35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3" draw:style-name="gr29" draw:text-style-name="P7" draw:layer="layout" svg:width="0.562cm" svg:height="0.562cm" svg:x="11.10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5" draw:style-name="gr30" draw:text-style-name="P8" draw:layer="layout" svg:width="0.562cm" svg:height="0.562cm" svg:x="15.827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6" draw:style-name="gr30" draw:text-style-name="P8" draw:layer="layout" svg:width="0.562cm" svg:height="0.562cm" svg:x="15.264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6" draw:style-name="gr30" draw:text-style-name="P8" draw:layer="layout" svg:width="0.562cm" svg:height="0.562cm" svg:x="15.827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5" draw:style-name="gr30" draw:text-style-name="P8" draw:layer="layout" svg:width="0.562cm" svg:height="0.562cm" svg:x="15.264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6" draw:style-name="gr30" draw:text-style-name="P8" draw:layer="layout" svg:width="0.562cm" svg:height="0.562cm" svg:x="15.827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6" draw:style-name="gr30" draw:text-style-name="P8" draw:layer="layout" svg:width="0.562cm" svg:height="0.562cm" svg:x="15.264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5" draw:style-name="gr30" draw:text-style-name="P8" draw:layer="layout" svg:width="0.562cm" svg:height="0.562cm" svg:x="14.702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5" draw:style-name="gr30" draw:text-style-name="P8" draw:layer="layout" svg:width="0.562cm" svg:height="0.562cm" svg:x="14.702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5" draw:style-name="gr30" draw:text-style-name="P8" draw:layer="layout" svg:width="0.562cm" svg:height="0.562cm" svg:x="14.702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4" draw:style-name="gr31" draw:text-style-name="P9" draw:layer="layout" svg:width="0.562cm" svg:height="0.562cm" svg:x="19.45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5" draw:style-name="gr31" draw:text-style-name="P9" draw:layer="layout" svg:width="0.562cm" svg:height="0.562cm" svg:x="18.888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5" draw:style-name="gr31" draw:text-style-name="P9" draw:layer="layout" svg:width="0.562cm" svg:height="0.562cm" svg:x="19.45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4" draw:style-name="gr31" draw:text-style-name="P9" draw:layer="layout" svg:width="0.562cm" svg:height="0.562cm" svg:x="18.888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6" draw:style-name="gr31" draw:text-style-name="P9" draw:layer="layout" svg:width="0.562cm" svg:height="0.562cm" svg:x="18.326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7" draw:style-name="gr31" draw:text-style-name="P9" draw:layer="layout" svg:width="0.562cm" svg:height="0.562cm" svg:x="17.763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7" draw:style-name="gr31" draw:text-style-name="P9" draw:layer="layout" svg:width="0.562cm" svg:height="0.562cm" svg:x="18.326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6" draw:style-name="gr31" draw:text-style-name="P9" draw:layer="layout" svg:width="0.562cm" svg:height="0.562cm" svg:x="17.763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7" draw:style-name="gr31" draw:text-style-name="P9" draw:layer="layout" svg:width="0.562cm" svg:height="0.562cm" svg:x="18.326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5" draw:style-name="gr31" draw:text-style-name="P9" draw:layer="layout" svg:width="0.562cm" svg:height="0.562cm" svg:x="17.763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5" draw:style-name="gr31" draw:text-style-name="P9" draw:layer="layout" svg:width="0.562cm" svg:height="0.562cm" svg:x="18.326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7" draw:style-name="gr31" draw:text-style-name="P9" draw:layer="layout" svg:width="0.562cm" svg:height="0.562cm" svg:x="17.763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5" draw:style-name="gr31" draw:text-style-name="P9" draw:layer="layout" svg:width="0.562cm" svg:height="0.562cm" svg:x="19.45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5" draw:style-name="gr31" draw:text-style-name="P9" draw:layer="layout" svg:width="0.562cm" svg:height="0.562cm" svg:x="18.888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5" draw:style-name="gr31" draw:text-style-name="P9" draw:layer="layout" svg:width="0.562cm" svg:height="0.562cm" svg:x="19.45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5" draw:style-name="gr31" draw:text-style-name="P9" draw:layer="layout" svg:width="0.562cm" svg:height="0.562cm" svg:x="18.888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6" draw:style-name="gr31" draw:text-style-name="P9" draw:layer="layout" svg:width="0.562cm" svg:height="0.562cm" svg:x="17.20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6" draw:style-name="gr31" draw:text-style-name="P9" draw:layer="layout" svg:width="0.562cm" svg:height="0.562cm" svg:x="17.20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4" draw:style-name="gr31" draw:text-style-name="P9" draw:layer="layout" svg:width="0.562cm" svg:height="0.562cm" svg:x="17.20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6" draw:style-name="gr31" draw:text-style-name="P9" draw:layer="layout" svg:width="0.562cm" svg:height="0.562cm" svg:x="17.20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5" draw:style-name="gr31" draw:text-style-name="P9" draw:layer="layout" svg:width="0.562cm" svg:height="0.562cm" svg:x="17.763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5" draw:style-name="gr31" draw:text-style-name="P9" draw:layer="layout" svg:width="0.562cm" svg:height="0.562cm" svg:x="18.326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5" draw:style-name="gr31" draw:text-style-name="P9" draw:layer="layout" svg:width="0.562cm" svg:height="0.562cm" svg:x="18.888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5" draw:style-name="gr31" draw:text-style-name="P9" draw:layer="layout" svg:width="0.562cm" svg:height="0.562cm" svg:x="19.45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4" draw:style-name="gr31" draw:text-style-name="P9" draw:layer="layout" svg:width="0.562cm" svg:height="0.562cm" svg:x="17.20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5" draw:style-name="gr29" draw:text-style-name="P7" draw:layer="layout" svg:width="0.562cm" svg:height="0.562cm" svg:x="13.35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6" draw:style-name="gr29" draw:text-style-name="P7" draw:layer="layout" svg:width="0.562cm" svg:height="0.562cm" svg:x="12.788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6" draw:style-name="gr29" draw:text-style-name="P7" draw:layer="layout" svg:width="0.562cm" svg:height="0.562cm" svg:x="13.35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5" draw:style-name="gr29" draw:text-style-name="P7" draw:layer="layout" svg:width="0.562cm" svg:height="0.562cm" svg:x="12.788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7" draw:style-name="gr29" draw:text-style-name="P7" draw:layer="layout" svg:width="0.562cm" svg:height="0.562cm" svg:x="12.226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8" draw:style-name="gr29" draw:text-style-name="P7" draw:layer="layout" svg:width="0.562cm" svg:height="0.562cm" svg:x="11.663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8" draw:style-name="gr29" draw:text-style-name="P7" draw:layer="layout" svg:width="0.562cm" svg:height="0.562cm" svg:x="12.226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7" draw:style-name="gr29" draw:text-style-name="P7" draw:layer="layout" svg:width="0.562cm" svg:height="0.562cm" svg:x="11.663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8" draw:style-name="gr29" draw:text-style-name="P7" draw:layer="layout" svg:width="0.562cm" svg:height="0.562cm" svg:x="12.226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6" draw:style-name="gr29" draw:text-style-name="P7" draw:layer="layout" svg:width="0.562cm" svg:height="0.562cm" svg:x="11.663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6" draw:style-name="gr29" draw:text-style-name="P7" draw:layer="layout" svg:width="0.562cm" svg:height="0.562cm" svg:x="12.226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8" draw:style-name="gr29" draw:text-style-name="P7" draw:layer="layout" svg:width="0.562cm" svg:height="0.562cm" svg:x="11.663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6" draw:style-name="gr29" draw:text-style-name="P7" draw:layer="layout" svg:width="0.562cm" svg:height="0.562cm" svg:x="13.35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6" draw:style-name="gr29" draw:text-style-name="P7" draw:layer="layout" svg:width="0.562cm" svg:height="0.562cm" svg:x="12.788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6" draw:style-name="gr29" draw:text-style-name="P7" draw:layer="layout" svg:width="0.562cm" svg:height="0.562cm" svg:x="13.35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6" draw:style-name="gr29" draw:text-style-name="P7" draw:layer="layout" svg:width="0.562cm" svg:height="0.562cm" svg:x="12.788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7" draw:style-name="gr29" draw:text-style-name="P7" draw:layer="layout" svg:width="0.562cm" svg:height="0.562cm" svg:x="11.10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7" draw:style-name="gr29" draw:text-style-name="P7" draw:layer="layout" svg:width="0.562cm" svg:height="0.562cm" svg:x="11.10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5" draw:style-name="gr29" draw:text-style-name="P7" draw:layer="layout" svg:width="0.562cm" svg:height="0.562cm" svg:x="11.10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7" draw:style-name="gr29" draw:text-style-name="P7" draw:layer="layout" svg:width="0.562cm" svg:height="0.562cm" svg:x="11.10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6" draw:style-name="gr29" draw:text-style-name="P7" draw:layer="layout" svg:width="0.562cm" svg:height="0.562cm" svg:x="11.663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6" draw:style-name="gr29" draw:text-style-name="P7" draw:layer="layout" svg:width="0.562cm" svg:height="0.562cm" svg:x="12.226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6" draw:style-name="gr29" draw:text-style-name="P7" draw:layer="layout" svg:width="0.562cm" svg:height="0.562cm" svg:x="12.788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6" draw:style-name="gr29" draw:text-style-name="P7" draw:layer="layout" svg:width="0.562cm" svg:height="0.562cm" svg:x="13.35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5" draw:style-name="gr29" draw:text-style-name="P7" draw:layer="layout" svg:width="0.562cm" svg:height="0.562cm" svg:x="11.10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8" draw:style-name="gr30" draw:text-style-name="P8" draw:layer="layout" svg:width="0.562cm" svg:height="0.562cm" svg:x="16.027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9" draw:style-name="gr30" draw:text-style-name="P8" draw:layer="layout" svg:width="0.562cm" svg:height="0.562cm" svg:x="15.464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9" draw:style-name="gr30" draw:text-style-name="P8" draw:layer="layout" svg:width="0.562cm" svg:height="0.562cm" svg:x="16.027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8" draw:style-name="gr30" draw:text-style-name="P8" draw:layer="layout" svg:width="0.562cm" svg:height="0.562cm" svg:x="15.464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9" draw:style-name="gr30" draw:text-style-name="P8" draw:layer="layout" svg:width="0.562cm" svg:height="0.562cm" svg:x="16.027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9" draw:style-name="gr30" draw:text-style-name="P8" draw:layer="layout" svg:width="0.562cm" svg:height="0.562cm" svg:x="15.464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8" draw:style-name="gr30" draw:text-style-name="P8" draw:layer="layout" svg:width="0.562cm" svg:height="0.562cm" svg:x="14.902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8" draw:style-name="gr30" draw:text-style-name="P8" draw:layer="layout" svg:width="0.562cm" svg:height="0.562cm" svg:x="14.902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8" draw:style-name="gr30" draw:text-style-name="P8" draw:layer="layout" svg:width="0.562cm" svg:height="0.562cm" svg:x="14.902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6" draw:style-name="gr31" draw:text-style-name="P9" draw:layer="layout" svg:width="0.562cm" svg:height="0.562cm" svg:x="19.45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7" draw:style-name="gr31" draw:text-style-name="P9" draw:layer="layout" svg:width="0.562cm" svg:height="0.562cm" svg:x="18.888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7" draw:style-name="gr31" draw:text-style-name="P9" draw:layer="layout" svg:width="0.562cm" svg:height="0.562cm" svg:x="19.45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6" draw:style-name="gr31" draw:text-style-name="P9" draw:layer="layout" svg:width="0.562cm" svg:height="0.562cm" svg:x="18.888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9" draw:style-name="gr31" draw:text-style-name="P9" draw:layer="layout" svg:width="0.562cm" svg:height="0.562cm" svg:x="18.326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0" draw:style-name="gr31" draw:text-style-name="P9" draw:layer="layout" svg:width="0.562cm" svg:height="0.562cm" svg:x="17.763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0" draw:style-name="gr31" draw:text-style-name="P9" draw:layer="layout" svg:width="0.562cm" svg:height="0.562cm" svg:x="18.326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9" draw:style-name="gr31" draw:text-style-name="P9" draw:layer="layout" svg:width="0.562cm" svg:height="0.562cm" svg:x="17.763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0" draw:style-name="gr31" draw:text-style-name="P9" draw:layer="layout" svg:width="0.562cm" svg:height="0.562cm" svg:x="18.326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7" draw:style-name="gr31" draw:text-style-name="P9" draw:layer="layout" svg:width="0.562cm" svg:height="0.562cm" svg:x="17.763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7" draw:style-name="gr31" draw:text-style-name="P9" draw:layer="layout" svg:width="0.562cm" svg:height="0.562cm" svg:x="18.326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0" draw:style-name="gr31" draw:text-style-name="P9" draw:layer="layout" svg:width="0.562cm" svg:height="0.562cm" svg:x="17.763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7" draw:style-name="gr31" draw:text-style-name="P9" draw:layer="layout" svg:width="0.562cm" svg:height="0.562cm" svg:x="19.45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7" draw:style-name="gr31" draw:text-style-name="P9" draw:layer="layout" svg:width="0.562cm" svg:height="0.562cm" svg:x="18.888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7" draw:style-name="gr31" draw:text-style-name="P9" draw:layer="layout" svg:width="0.562cm" svg:height="0.562cm" svg:x="19.45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7" draw:style-name="gr31" draw:text-style-name="P9" draw:layer="layout" svg:width="0.562cm" svg:height="0.562cm" svg:x="18.888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9" draw:style-name="gr31" draw:text-style-name="P9" draw:layer="layout" svg:width="0.562cm" svg:height="0.562cm" svg:x="17.20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9" draw:style-name="gr31" draw:text-style-name="P9" draw:layer="layout" svg:width="0.562cm" svg:height="0.562cm" svg:x="17.20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6" draw:style-name="gr31" draw:text-style-name="P9" draw:layer="layout" svg:width="0.562cm" svg:height="0.562cm" svg:x="17.20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9" draw:style-name="gr31" draw:text-style-name="P9" draw:layer="layout" svg:width="0.562cm" svg:height="0.562cm" svg:x="17.20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7" draw:style-name="gr31" draw:text-style-name="P9" draw:layer="layout" svg:width="0.562cm" svg:height="0.562cm" svg:x="17.763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7" draw:style-name="gr31" draw:text-style-name="P9" draw:layer="layout" svg:width="0.562cm" svg:height="0.562cm" svg:x="18.326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7" draw:style-name="gr31" draw:text-style-name="P9" draw:layer="layout" svg:width="0.562cm" svg:height="0.562cm" svg:x="18.888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7" draw:style-name="gr31" draw:text-style-name="P9" draw:layer="layout" svg:width="0.562cm" svg:height="0.562cm" svg:x="19.45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6" draw:style-name="gr31" draw:text-style-name="P9" draw:layer="layout" svg:width="0.562cm" svg:height="0.562cm" svg:x="17.20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_1" draw:style-name="gr33" draw:text-style-name="P2" draw:layer="layout" svg:width="0.562cm" svg:height="0.562cm" svg:x="10.545cm" svg:y="12.38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0_1" draw:style-name="gr34" draw:text-style-name="P2" draw:layer="layout" svg:width="0.562cm" svg:height="0.562cm" svg:x="10.545cm" svg:y="11.82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1_1" draw:style-name="gr35" draw:text-style-name="P2" draw:layer="layout" svg:width="0.562cm" svg:height="0.562cm" svg:x="10.545cm" svg:y="13.51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_1" draw:style-name="gr36" draw:text-style-name="P2" draw:layer="layout" svg:width="0.562cm" svg:height="0.562cm" svg:x="10.545cm" svg:y="12.95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3_1" draw:style-name="gr37" draw:text-style-name="P2" draw:layer="layout" svg:width="0.562cm" svg:height="0.562cm" svg:x="10.545cm" svg:y="14.07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4_1" draw:style-name="gr38" draw:text-style-name="P2" draw:layer="layout" svg:width="0.562cm" svg:height="0.562cm" svg:x="13.92cm" svg:y="12.38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5_1" draw:style-name="gr39" draw:text-style-name="P2" draw:layer="layout" svg:width="0.562cm" svg:height="0.562cm" svg:x="13.92cm" svg:y="11.82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6_1" draw:style-name="gr40" draw:text-style-name="P2" draw:layer="layout" svg:width="0.562cm" svg:height="0.562cm" svg:x="13.92cm" svg:y="13.51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7_1" draw:style-name="gr41" draw:text-style-name="P2" draw:layer="layout" svg:width="0.562cm" svg:height="0.562cm" svg:x="13.92cm" svg:y="12.95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_1" draw:style-name="gr42" draw:text-style-name="P2" draw:layer="layout" svg:width="0.562cm" svg:height="0.562cm" svg:x="13.92cm" svg:y="14.07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9_1" draw:style-name="gr43" draw:text-style-name="P2" draw:layer="layout" svg:width="0.562cm" svg:height="0.562cm" svg:x="11.67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0_1" draw:style-name="gr44" draw:text-style-name="P2" draw:layer="layout" svg:width="0.562cm" svg:height="0.562cm" svg:x="12.233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1_1" draw:style-name="gr45" draw:text-style-name="P2" draw:layer="layout" svg:width="0.562cm" svg:height="0.562cm" svg:x="12.795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2_1" draw:style-name="gr46" draw:text-style-name="P2" draw:layer="layout" svg:width="0.562cm" svg:height="0.562cm" svg:x="13.358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3_1" draw:style-name="gr47" draw:text-style-name="P2" draw:layer="layout" svg:width="0.562cm" svg:height="0.562cm" svg:x="11.107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_1" draw:style-name="gr48" draw:text-style-name="P2" draw:layer="layout" svg:width="0.562cm" svg:height="0.562cm" svg:x="10.545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5_1" draw:style-name="gr49" draw:text-style-name="P2" draw:layer="layout" svg:width="0.562cm" svg:height="0.562cm" svg:x="13.92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_1" draw:style-name="gr50" draw:text-style-name="P2" draw:layer="layout" svg:width="0.562cm" svg:height="0.562cm" svg:x="11.67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7_1" draw:style-name="gr51" draw:text-style-name="P2" draw:layer="layout" svg:width="0.562cm" svg:height="0.562cm" svg:x="12.233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8_1" draw:style-name="gr52" draw:text-style-name="P2" draw:layer="layout" svg:width="0.562cm" svg:height="0.562cm" svg:x="12.795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9_1" draw:style-name="gr53" draw:text-style-name="P2" draw:layer="layout" svg:width="0.562cm" svg:height="0.562cm" svg:x="13.358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0_1" draw:style-name="gr54" draw:text-style-name="P2" draw:layer="layout" svg:width="0.562cm" svg:height="0.562cm" svg:x="11.107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1_1" draw:style-name="gr55" draw:text-style-name="P2" draw:layer="layout" svg:width="0.562cm" svg:height="0.562cm" svg:x="10.545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56" draw:text-style-name="P2" draw:layer="layout" svg:width="0.562cm" svg:height="0.562cm" svg:x="13.92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custom-shape draw:name="Rechteck 182_13" draw:style-name="gr29" draw:text-style-name="P7" draw:layer="layout" svg:width="0.562cm" svg:height="0.562cm" svg:x="5.35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6" draw:style-name="gr29" draw:text-style-name="P7" draw:layer="layout" svg:width="0.562cm" svg:height="0.562cm" svg:x="4.787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6" draw:style-name="gr29" draw:text-style-name="P7" draw:layer="layout" svg:width="0.562cm" svg:height="0.562cm" svg:x="5.35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4" draw:style-name="gr29" draw:text-style-name="P7" draw:layer="layout" svg:width="0.562cm" svg:height="0.562cm" svg:x="4.787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0" draw:style-name="gr29" draw:text-style-name="P7" draw:layer="layout" svg:width="0.562cm" svg:height="0.562cm" svg:x="4.225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2" draw:style-name="gr29" draw:text-style-name="P7" draw:layer="layout" svg:width="0.562cm" svg:height="0.562cm" svg:x="3.662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2" draw:style-name="gr29" draw:text-style-name="P7" draw:layer="layout" svg:width="0.562cm" svg:height="0.562cm" svg:x="4.225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0" draw:style-name="gr29" draw:text-style-name="P7" draw:layer="layout" svg:width="0.562cm" svg:height="0.562cm" svg:x="3.662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2" draw:style-name="gr29" draw:text-style-name="P7" draw:layer="layout" svg:width="0.562cm" svg:height="0.562cm" svg:x="4.225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6" draw:style-name="gr29" draw:text-style-name="P7" draw:layer="layout" svg:width="0.562cm" svg:height="0.562cm" svg:x="3.662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6" draw:style-name="gr29" draw:text-style-name="P7" draw:layer="layout" svg:width="0.562cm" svg:height="0.562cm" svg:x="4.225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2" draw:style-name="gr29" draw:text-style-name="P7" draw:layer="layout" svg:width="0.562cm" svg:height="0.562cm" svg:x="3.662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6" draw:style-name="gr29" draw:text-style-name="P7" draw:layer="layout" svg:width="0.562cm" svg:height="0.562cm" svg:x="5.35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6" draw:style-name="gr29" draw:text-style-name="P7" draw:layer="layout" svg:width="0.562cm" svg:height="0.562cm" svg:x="4.787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6" draw:style-name="gr29" draw:text-style-name="P7" draw:layer="layout" svg:width="0.562cm" svg:height="0.562cm" svg:x="5.35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6" draw:style-name="gr29" draw:text-style-name="P7" draw:layer="layout" svg:width="0.562cm" svg:height="0.562cm" svg:x="4.787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0" draw:style-name="gr29" draw:text-style-name="P7" draw:layer="layout" svg:width="0.562cm" svg:height="0.562cm" svg:x="3.1cm" svg:y="3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0" draw:style-name="gr29" draw:text-style-name="P7" draw:layer="layout" svg:width="0.562cm" svg:height="0.562cm" svg:x="3.1cm" svg:y="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4" draw:style-name="gr29" draw:text-style-name="P7" draw:layer="layout" svg:width="0.562cm" svg:height="0.562cm" svg:x="3.1cm" svg:y="4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0" draw:style-name="gr29" draw:text-style-name="P7" draw:layer="layout" svg:width="0.562cm" svg:height="0.562cm" svg:x="3.1cm" svg:y="3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6" draw:style-name="gr29" draw:text-style-name="P7" draw:layer="layout" svg:width="0.562cm" svg:height="0.562cm" svg:x="3.662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6" draw:style-name="gr29" draw:text-style-name="P7" draw:layer="layout" svg:width="0.562cm" svg:height="0.562cm" svg:x="4.225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6" draw:style-name="gr29" draw:text-style-name="P7" draw:layer="layout" svg:width="0.562cm" svg:height="0.562cm" svg:x="4.787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6" draw:style-name="gr29" draw:text-style-name="P7" draw:layer="layout" svg:width="0.562cm" svg:height="0.562cm" svg:x="5.35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4" draw:style-name="gr29" draw:text-style-name="P7" draw:layer="layout" svg:width="0.562cm" svg:height="0.562cm" svg:x="3.1cm" svg:y="4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9_2" draw:style-name="gr30" draw:text-style-name="P8" draw:layer="layout" svg:width="0.562cm" svg:height="0.562cm" svg:x="7.163cm" svg:y="3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_2" draw:style-name="gr30" draw:text-style-name="P8" draw:layer="layout" svg:width="0.562cm" svg:height="0.562cm" svg:x="7.163cm" svg:y="2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0_2" draw:style-name="gr30" draw:text-style-name="P8" draw:layer="layout" svg:width="0.562cm" svg:height="0.562cm" svg:x="6.6cm" svg:y="3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1_2" draw:style-name="gr30" draw:text-style-name="P8" draw:layer="layout" svg:width="0.562cm" svg:height="0.562cm" svg:x="6.6cm" svg:y="2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4" draw:style-name="gr29" draw:text-style-name="P7" draw:layer="layout" svg:width="0.562cm" svg:height="0.562cm" svg:x="5.3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7" draw:style-name="gr29" draw:text-style-name="P7" draw:layer="layout" svg:width="0.562cm" svg:height="0.562cm" svg:x="4.787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7" draw:style-name="gr29" draw:text-style-name="P7" draw:layer="layout" svg:width="0.562cm" svg:height="0.562cm" svg:x="5.35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5" draw:style-name="gr29" draw:text-style-name="P7" draw:layer="layout" svg:width="0.562cm" svg:height="0.562cm" svg:x="4.787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1" draw:style-name="gr29" draw:text-style-name="P7" draw:layer="layout" svg:width="0.562cm" svg:height="0.562cm" svg:x="4.22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3" draw:style-name="gr30" draw:text-style-name="P8" draw:layer="layout" svg:width="0.562cm" svg:height="0.562cm" svg:x="3.662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3" draw:style-name="gr29" draw:text-style-name="P7" draw:layer="layout" svg:width="0.562cm" svg:height="0.562cm" svg:x="4.225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1" draw:style-name="gr30" draw:text-style-name="P8" draw:layer="layout" svg:width="0.562cm" svg:height="0.562cm" svg:x="3.662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3" draw:style-name="gr29" draw:text-style-name="P7" draw:layer="layout" svg:width="0.562cm" svg:height="0.562cm" svg:x="4.225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7" draw:style-name="gr29" draw:text-style-name="P7" draw:layer="layout" svg:width="0.562cm" svg:height="0.562cm" svg:x="3.662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7" draw:style-name="gr29" draw:text-style-name="P7" draw:layer="layout" svg:width="0.562cm" svg:height="0.562cm" svg:x="4.225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3" draw:style-name="gr29" draw:text-style-name="P7" draw:layer="layout" svg:width="0.562cm" svg:height="0.562cm" svg:x="3.662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7" draw:style-name="gr29" draw:text-style-name="P7" draw:layer="layout" svg:width="0.562cm" svg:height="0.562cm" svg:x="5.35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7" draw:style-name="gr29" draw:text-style-name="P7" draw:layer="layout" svg:width="0.562cm" svg:height="0.562cm" svg:x="4.787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7" draw:style-name="gr29" draw:text-style-name="P7" draw:layer="layout" svg:width="0.562cm" svg:height="0.562cm" svg:x="5.35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7" draw:style-name="gr29" draw:text-style-name="P7" draw:layer="layout" svg:width="0.562cm" svg:height="0.562cm" svg:x="4.787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1" draw:style-name="gr30" draw:text-style-name="P8" draw:layer="layout" svg:width="0.562cm" svg:height="0.562cm" svg:x="3.1cm" svg:y="8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1" draw:style-name="gr30" draw:text-style-name="P8" draw:layer="layout" svg:width="0.562cm" svg:height="0.562cm" svg:x="3.1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5" draw:style-name="gr29" draw:text-style-name="P7" draw:layer="layout" svg:width="0.562cm" svg:height="0.562cm" svg:x="3.1cm" svg:y="9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1" draw:style-name="gr29" draw:text-style-name="P7" draw:layer="layout" svg:width="0.562cm" svg:height="0.562cm" svg:x="3.1cm" svg:y="8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7" draw:style-name="gr29" draw:text-style-name="P7" draw:layer="layout" svg:width="0.562cm" svg:height="0.562cm" svg:x="3.662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7" draw:style-name="gr29" draw:text-style-name="P7" draw:layer="layout" svg:width="0.562cm" svg:height="0.562cm" svg:x="4.225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7" draw:style-name="gr29" draw:text-style-name="P7" draw:layer="layout" svg:width="0.562cm" svg:height="0.562cm" svg:x="4.787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7" draw:style-name="gr29" draw:text-style-name="P7" draw:layer="layout" svg:width="0.562cm" svg:height="0.562cm" svg:x="5.35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5" draw:style-name="gr29" draw:text-style-name="P7" draw:layer="layout" svg:width="0.562cm" svg:height="0.562cm" svg:x="3.1cm" svg:y="9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8" draw:style-name="gr31" draw:text-style-name="P9" draw:layer="layout" svg:width="0.562cm" svg:height="0.562cm" svg:x="7.887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8" draw:style-name="gr31" draw:text-style-name="P9" draw:layer="layout" svg:width="0.562cm" svg:height="0.562cm" svg:x="8.45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4" draw:style-name="gr32" draw:text-style-name="P10" draw:layer="layout" svg:width="0.562cm" svg:height="0.562cm" svg:x="6.762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4" draw:style-name="gr31" draw:text-style-name="P9" draw:layer="layout" svg:width="0.562cm" svg:height="0.562cm" svg:x="7.325cm" svg:y="7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4" draw:style-name="gr31" draw:text-style-name="P9" draw:layer="layout" svg:width="0.562cm" svg:height="0.562cm" svg:x="7.325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8" draw:style-name="gr31" draw:text-style-name="P9" draw:layer="layout" svg:width="0.562cm" svg:height="0.562cm" svg:x="6.762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8" draw:style-name="gr31" draw:text-style-name="P9" draw:layer="layout" svg:width="0.562cm" svg:height="0.562cm" svg:x="7.325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4" draw:style-name="gr31" draw:text-style-name="P9" draw:layer="layout" svg:width="0.562cm" svg:height="0.562cm" svg:x="6.762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8" draw:style-name="gr31" draw:text-style-name="P9" draw:layer="layout" svg:width="0.562cm" svg:height="0.562cm" svg:x="8.45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8" draw:style-name="gr31" draw:text-style-name="P9" draw:layer="layout" svg:width="0.562cm" svg:height="0.562cm" svg:x="7.887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8" draw:style-name="gr31" draw:text-style-name="P9" draw:layer="layout" svg:width="0.562cm" svg:height="0.562cm" svg:x="8.45cm" svg:y="8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8" draw:style-name="gr31" draw:text-style-name="P9" draw:layer="layout" svg:width="0.562cm" svg:height="0.562cm" svg:x="7.887cm" svg:y="8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8" draw:style-name="gr31" draw:text-style-name="P9" draw:layer="layout" svg:width="0.562cm" svg:height="0.562cm" svg:x="6.762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8" draw:style-name="gr31" draw:text-style-name="P9" draw:layer="layout" svg:width="0.562cm" svg:height="0.562cm" svg:x="7.325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8" draw:style-name="gr31" draw:text-style-name="P9" draw:layer="layout" svg:width="0.562cm" svg:height="0.562cm" svg:x="7.887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8" draw:style-name="gr31" draw:text-style-name="P9" draw:layer="layout" svg:width="0.562cm" svg:height="0.562cm" svg:x="8.45cm" svg:y="9.2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5" draw:style-name="gr29" draw:text-style-name="P7" draw:layer="layout" svg:width="0.562cm" svg:height="0.562cm" svg:x="13.351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9" draw:style-name="gr29" draw:text-style-name="P7" draw:layer="layout" svg:width="0.562cm" svg:height="0.562cm" svg:x="12.788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9" draw:style-name="gr29" draw:text-style-name="P7" draw:layer="layout" svg:width="0.562cm" svg:height="0.562cm" svg:x="13.351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6" draw:style-name="gr29" draw:text-style-name="P7" draw:layer="layout" svg:width="0.562cm" svg:height="0.562cm" svg:x="12.788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2" draw:style-name="gr29" draw:text-style-name="P7" draw:layer="layout" svg:width="0.562cm" svg:height="0.562cm" svg:x="12.226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5" draw:style-name="gr29" draw:text-style-name="P7" draw:layer="layout" svg:width="0.562cm" svg:height="0.562cm" svg:x="11.663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5" draw:style-name="gr29" draw:text-style-name="P7" draw:layer="layout" svg:width="0.562cm" svg:height="0.562cm" svg:x="12.226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2" draw:style-name="gr29" draw:text-style-name="P7" draw:layer="layout" svg:width="0.562cm" svg:height="0.562cm" svg:x="11.663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5" draw:style-name="gr29" draw:text-style-name="P7" draw:layer="layout" svg:width="0.562cm" svg:height="0.562cm" svg:x="12.226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9" draw:style-name="gr29" draw:text-style-name="P7" draw:layer="layout" svg:width="0.562cm" svg:height="0.562cm" svg:x="11.663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9" draw:style-name="gr29" draw:text-style-name="P7" draw:layer="layout" svg:width="0.562cm" svg:height="0.562cm" svg:x="12.226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5" draw:style-name="gr29" draw:text-style-name="P7" draw:layer="layout" svg:width="0.562cm" svg:height="0.562cm" svg:x="11.663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9" draw:style-name="gr29" draw:text-style-name="P7" draw:layer="layout" svg:width="0.562cm" svg:height="0.562cm" svg:x="13.351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9" draw:style-name="gr29" draw:text-style-name="P7" draw:layer="layout" svg:width="0.562cm" svg:height="0.562cm" svg:x="12.788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9" draw:style-name="gr29" draw:text-style-name="P7" draw:layer="layout" svg:width="0.562cm" svg:height="0.562cm" svg:x="13.351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9" draw:style-name="gr29" draw:text-style-name="P7" draw:layer="layout" svg:width="0.562cm" svg:height="0.562cm" svg:x="12.788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2" draw:style-name="gr29" draw:text-style-name="P7" draw:layer="layout" svg:width="0.562cm" svg:height="0.562cm" svg:x="11.101cm" svg:y="3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2" draw:style-name="gr29" draw:text-style-name="P7" draw:layer="layout" svg:width="0.562cm" svg:height="0.562cm" svg:x="11.101cm" svg:y="2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6" draw:style-name="gr29" draw:text-style-name="P7" draw:layer="layout" svg:width="0.562cm" svg:height="0.562cm" svg:x="11.101cm" svg:y="4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2" draw:style-name="gr29" draw:text-style-name="P7" draw:layer="layout" svg:width="0.562cm" svg:height="0.562cm" svg:x="11.101cm" svg:y="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9" draw:style-name="gr29" draw:text-style-name="P7" draw:layer="layout" svg:width="0.562cm" svg:height="0.562cm" svg:x="11.663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9" draw:style-name="gr29" draw:text-style-name="P7" draw:layer="layout" svg:width="0.562cm" svg:height="0.562cm" svg:x="12.226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9" draw:style-name="gr29" draw:text-style-name="P7" draw:layer="layout" svg:width="0.562cm" svg:height="0.562cm" svg:x="12.788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9" draw:style-name="gr29" draw:text-style-name="P7" draw:layer="layout" svg:width="0.562cm" svg:height="0.562cm" svg:x="13.351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6" draw:style-name="gr29" draw:text-style-name="P7" draw:layer="layout" svg:width="0.562cm" svg:height="0.562cm" svg:x="11.101cm" svg:y="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3" draw:style-name="gr30" draw:text-style-name="P8" draw:layer="layout" svg:width="0.562cm" svg:height="0.562cm" svg:x="15.827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6" draw:style-name="gr30" draw:text-style-name="P8" draw:layer="layout" svg:width="0.562cm" svg:height="0.562cm" svg:x="15.264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6" draw:style-name="gr30" draw:text-style-name="P8" draw:layer="layout" svg:width="0.562cm" svg:height="0.562cm" svg:x="15.827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3" draw:style-name="gr30" draw:text-style-name="P8" draw:layer="layout" svg:width="0.562cm" svg:height="0.562cm" svg:x="15.264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6" draw:style-name="gr30" draw:text-style-name="P8" draw:layer="layout" svg:width="0.562cm" svg:height="0.562cm" svg:x="15.827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6" draw:style-name="gr30" draw:text-style-name="P8" draw:layer="layout" svg:width="0.562cm" svg:height="0.562cm" svg:x="15.264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3" draw:style-name="gr30" draw:text-style-name="P8" draw:layer="layout" svg:width="0.562cm" svg:height="0.562cm" svg:x="14.702cm" svg:y="3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3" draw:style-name="gr30" draw:text-style-name="P8" draw:layer="layout" svg:width="0.562cm" svg:height="0.562cm" svg:x="14.702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3" draw:style-name="gr30" draw:text-style-name="P8" draw:layer="layout" svg:width="0.562cm" svg:height="0.562cm" svg:x="14.702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6" draw:style-name="gr29" draw:text-style-name="P7" draw:layer="layout" svg:width="0.562cm" svg:height="0.562cm" svg:x="13.35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0" draw:style-name="gr29" draw:text-style-name="P7" draw:layer="layout" svg:width="0.562cm" svg:height="0.562cm" svg:x="12.788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0" draw:style-name="gr29" draw:text-style-name="P7" draw:layer="layout" svg:width="0.562cm" svg:height="0.562cm" svg:x="13.35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7" draw:style-name="gr29" draw:text-style-name="P7" draw:layer="layout" svg:width="0.562cm" svg:height="0.562cm" svg:x="12.788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4" draw:style-name="gr29" draw:text-style-name="P7" draw:layer="layout" svg:width="0.562cm" svg:height="0.562cm" svg:x="12.226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7" draw:style-name="gr29" draw:text-style-name="P7" draw:layer="layout" svg:width="0.562cm" svg:height="0.562cm" svg:x="11.663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7" draw:style-name="gr29" draw:text-style-name="P7" draw:layer="layout" svg:width="0.562cm" svg:height="0.562cm" svg:x="12.226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4" draw:style-name="gr29" draw:text-style-name="P7" draw:layer="layout" svg:width="0.562cm" svg:height="0.562cm" svg:x="11.663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7" draw:style-name="gr29" draw:text-style-name="P7" draw:layer="layout" svg:width="0.562cm" svg:height="0.562cm" svg:x="12.226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0" draw:style-name="gr29" draw:text-style-name="P7" draw:layer="layout" svg:width="0.562cm" svg:height="0.562cm" svg:x="11.663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0" draw:style-name="gr29" draw:text-style-name="P7" draw:layer="layout" svg:width="0.562cm" svg:height="0.562cm" svg:x="12.226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7" draw:style-name="gr29" draw:text-style-name="P7" draw:layer="layout" svg:width="0.562cm" svg:height="0.562cm" svg:x="11.663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0" draw:style-name="gr29" draw:text-style-name="P7" draw:layer="layout" svg:width="0.562cm" svg:height="0.562cm" svg:x="13.35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0" draw:style-name="gr29" draw:text-style-name="P7" draw:layer="layout" svg:width="0.562cm" svg:height="0.562cm" svg:x="12.788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0" draw:style-name="gr29" draw:text-style-name="P7" draw:layer="layout" svg:width="0.562cm" svg:height="0.562cm" svg:x="13.35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0" draw:style-name="gr29" draw:text-style-name="P7" draw:layer="layout" svg:width="0.562cm" svg:height="0.562cm" svg:x="12.788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4" draw:style-name="gr29" draw:text-style-name="P7" draw:layer="layout" svg:width="0.562cm" svg:height="0.562cm" svg:x="11.10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4" draw:style-name="gr29" draw:text-style-name="P7" draw:layer="layout" svg:width="0.562cm" svg:height="0.562cm" svg:x="11.10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7" draw:style-name="gr29" draw:text-style-name="P7" draw:layer="layout" svg:width="0.562cm" svg:height="0.562cm" svg:x="11.10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4" draw:style-name="gr29" draw:text-style-name="P7" draw:layer="layout" svg:width="0.562cm" svg:height="0.562cm" svg:x="11.10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0" draw:style-name="gr29" draw:text-style-name="P7" draw:layer="layout" svg:width="0.562cm" svg:height="0.562cm" svg:x="11.663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0" draw:style-name="gr29" draw:text-style-name="P7" draw:layer="layout" svg:width="0.562cm" svg:height="0.562cm" svg:x="12.226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0" draw:style-name="gr29" draw:text-style-name="P7" draw:layer="layout" svg:width="0.562cm" svg:height="0.562cm" svg:x="12.788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0" draw:style-name="gr29" draw:text-style-name="P7" draw:layer="layout" svg:width="0.562cm" svg:height="0.562cm" svg:x="13.35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7" draw:style-name="gr29" draw:text-style-name="P7" draw:layer="layout" svg:width="0.562cm" svg:height="0.562cm" svg:x="11.10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5" draw:style-name="gr30" draw:text-style-name="P8" draw:layer="layout" svg:width="0.562cm" svg:height="0.562cm" svg:x="15.827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8" draw:style-name="gr30" draw:text-style-name="P8" draw:layer="layout" svg:width="0.562cm" svg:height="0.562cm" svg:x="15.264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8" draw:style-name="gr30" draw:text-style-name="P8" draw:layer="layout" svg:width="0.562cm" svg:height="0.562cm" svg:x="15.827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5" draw:style-name="gr30" draw:text-style-name="P8" draw:layer="layout" svg:width="0.562cm" svg:height="0.562cm" svg:x="15.264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8" draw:style-name="gr30" draw:text-style-name="P8" draw:layer="layout" svg:width="0.562cm" svg:height="0.562cm" svg:x="15.827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8" draw:style-name="gr30" draw:text-style-name="P8" draw:layer="layout" svg:width="0.562cm" svg:height="0.562cm" svg:x="15.264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5" draw:style-name="gr30" draw:text-style-name="P8" draw:layer="layout" svg:width="0.562cm" svg:height="0.562cm" svg:x="14.702cm" svg:y="8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5" draw:style-name="gr30" draw:text-style-name="P8" draw:layer="layout" svg:width="0.562cm" svg:height="0.562cm" svg:x="14.702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5" draw:style-name="gr30" draw:text-style-name="P8" draw:layer="layout" svg:width="0.562cm" svg:height="0.562cm" svg:x="14.702cm" svg:y="8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7" draw:style-name="gr31" draw:text-style-name="P9" draw:layer="layout" svg:width="0.562cm" svg:height="0.562cm" svg:x="19.45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1" draw:style-name="gr31" draw:text-style-name="P9" draw:layer="layout" svg:width="0.562cm" svg:height="0.562cm" svg:x="18.888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1" draw:style-name="gr31" draw:text-style-name="P9" draw:layer="layout" svg:width="0.562cm" svg:height="0.562cm" svg:x="19.45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8" draw:style-name="gr31" draw:text-style-name="P9" draw:layer="layout" svg:width="0.562cm" svg:height="0.562cm" svg:x="18.888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6" draw:style-name="gr31" draw:text-style-name="P9" draw:layer="layout" svg:width="0.562cm" svg:height="0.562cm" svg:x="18.326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9" draw:style-name="gr31" draw:text-style-name="P9" draw:layer="layout" svg:width="0.562cm" svg:height="0.562cm" svg:x="17.763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9" draw:style-name="gr31" draw:text-style-name="P9" draw:layer="layout" svg:width="0.562cm" svg:height="0.562cm" svg:x="18.326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6" draw:style-name="gr31" draw:text-style-name="P9" draw:layer="layout" svg:width="0.562cm" svg:height="0.562cm" svg:x="17.763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9" draw:style-name="gr31" draw:text-style-name="P9" draw:layer="layout" svg:width="0.562cm" svg:height="0.562cm" svg:x="18.326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1" draw:style-name="gr31" draw:text-style-name="P9" draw:layer="layout" svg:width="0.562cm" svg:height="0.562cm" svg:x="17.763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1" draw:style-name="gr31" draw:text-style-name="P9" draw:layer="layout" svg:width="0.562cm" svg:height="0.562cm" svg:x="18.326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9" draw:style-name="gr31" draw:text-style-name="P9" draw:layer="layout" svg:width="0.562cm" svg:height="0.562cm" svg:x="17.763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1" draw:style-name="gr31" draw:text-style-name="P9" draw:layer="layout" svg:width="0.562cm" svg:height="0.562cm" svg:x="19.45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1" draw:style-name="gr31" draw:text-style-name="P9" draw:layer="layout" svg:width="0.562cm" svg:height="0.562cm" svg:x="18.888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1" draw:style-name="gr31" draw:text-style-name="P9" draw:layer="layout" svg:width="0.562cm" svg:height="0.562cm" svg:x="19.45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1" draw:style-name="gr31" draw:text-style-name="P9" draw:layer="layout" svg:width="0.562cm" svg:height="0.562cm" svg:x="18.888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6" draw:style-name="gr31" draw:text-style-name="P9" draw:layer="layout" svg:width="0.562cm" svg:height="0.562cm" svg:x="17.201cm" svg:y="8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6" draw:style-name="gr31" draw:text-style-name="P9" draw:layer="layout" svg:width="0.562cm" svg:height="0.562cm" svg:x="17.201cm" svg:y="7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8" draw:style-name="gr31" draw:text-style-name="P9" draw:layer="layout" svg:width="0.562cm" svg:height="0.562cm" svg:x="17.201cm" svg:y="9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6" draw:style-name="gr31" draw:text-style-name="P9" draw:layer="layout" svg:width="0.562cm" svg:height="0.562cm" svg:x="17.201cm" svg:y="8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1" draw:style-name="gr31" draw:text-style-name="P9" draw:layer="layout" svg:width="0.562cm" svg:height="0.562cm" svg:x="17.763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1" draw:style-name="gr31" draw:text-style-name="P9" draw:layer="layout" svg:width="0.562cm" svg:height="0.562cm" svg:x="18.326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1" draw:style-name="gr31" draw:text-style-name="P9" draw:layer="layout" svg:width="0.562cm" svg:height="0.562cm" svg:x="18.888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1" draw:style-name="gr31" draw:text-style-name="P9" draw:layer="layout" svg:width="0.562cm" svg:height="0.562cm" svg:x="19.45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8" draw:style-name="gr31" draw:text-style-name="P9" draw:layer="layout" svg:width="0.562cm" svg:height="0.562cm" svg:x="17.201cm" svg:y="9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8" draw:style-name="gr29" draw:text-style-name="P7" draw:layer="layout" svg:width="0.562cm" svg:height="0.562cm" svg:x="13.35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2" draw:style-name="gr29" draw:text-style-name="P7" draw:layer="layout" svg:width="0.562cm" svg:height="0.562cm" svg:x="12.788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2" draw:style-name="gr29" draw:text-style-name="P7" draw:layer="layout" svg:width="0.562cm" svg:height="0.562cm" svg:x="13.35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9" draw:style-name="gr29" draw:text-style-name="P7" draw:layer="layout" svg:width="0.562cm" svg:height="0.562cm" svg:x="12.788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7" draw:style-name="gr29" draw:text-style-name="P7" draw:layer="layout" svg:width="0.562cm" svg:height="0.562cm" svg:x="12.226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30" draw:style-name="gr29" draw:text-style-name="P7" draw:layer="layout" svg:width="0.562cm" svg:height="0.562cm" svg:x="11.663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30" draw:style-name="gr29" draw:text-style-name="P7" draw:layer="layout" svg:width="0.562cm" svg:height="0.562cm" svg:x="12.226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7" draw:style-name="gr29" draw:text-style-name="P7" draw:layer="layout" svg:width="0.562cm" svg:height="0.562cm" svg:x="11.663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30" draw:style-name="gr29" draw:text-style-name="P7" draw:layer="layout" svg:width="0.562cm" svg:height="0.562cm" svg:x="12.226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2" draw:style-name="gr29" draw:text-style-name="P7" draw:layer="layout" svg:width="0.562cm" svg:height="0.562cm" svg:x="11.663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2" draw:style-name="gr29" draw:text-style-name="P7" draw:layer="layout" svg:width="0.562cm" svg:height="0.562cm" svg:x="12.226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30" draw:style-name="gr29" draw:text-style-name="P7" draw:layer="layout" svg:width="0.562cm" svg:height="0.562cm" svg:x="11.663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2" draw:style-name="gr29" draw:text-style-name="P7" draw:layer="layout" svg:width="0.562cm" svg:height="0.562cm" svg:x="13.35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2" draw:style-name="gr29" draw:text-style-name="P7" draw:layer="layout" svg:width="0.562cm" svg:height="0.562cm" svg:x="12.788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2" draw:style-name="gr29" draw:text-style-name="P7" draw:layer="layout" svg:width="0.562cm" svg:height="0.562cm" svg:x="13.35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2" draw:style-name="gr29" draw:text-style-name="P7" draw:layer="layout" svg:width="0.562cm" svg:height="0.562cm" svg:x="12.788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7" draw:style-name="gr29" draw:text-style-name="P7" draw:layer="layout" svg:width="0.562cm" svg:height="0.562cm" svg:x="11.10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7" draw:style-name="gr29" draw:text-style-name="P7" draw:layer="layout" svg:width="0.562cm" svg:height="0.562cm" svg:x="11.10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9" draw:style-name="gr29" draw:text-style-name="P7" draw:layer="layout" svg:width="0.562cm" svg:height="0.562cm" svg:x="11.10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7" draw:style-name="gr29" draw:text-style-name="P7" draw:layer="layout" svg:width="0.562cm" svg:height="0.562cm" svg:x="11.10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2" draw:style-name="gr29" draw:text-style-name="P7" draw:layer="layout" svg:width="0.562cm" svg:height="0.562cm" svg:x="11.663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2" draw:style-name="gr29" draw:text-style-name="P7" draw:layer="layout" svg:width="0.562cm" svg:height="0.562cm" svg:x="12.226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2" draw:style-name="gr29" draw:text-style-name="P7" draw:layer="layout" svg:width="0.562cm" svg:height="0.562cm" svg:x="12.788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2" draw:style-name="gr29" draw:text-style-name="P7" draw:layer="layout" svg:width="0.562cm" svg:height="0.562cm" svg:x="13.35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9" draw:style-name="gr29" draw:text-style-name="P7" draw:layer="layout" svg:width="0.562cm" svg:height="0.562cm" svg:x="11.10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8" draw:style-name="gr30" draw:text-style-name="P8" draw:layer="layout" svg:width="0.562cm" svg:height="0.562cm" svg:x="16.027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31" draw:style-name="gr30" draw:text-style-name="P8" draw:layer="layout" svg:width="0.562cm" svg:height="0.562cm" svg:x="15.464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31" draw:style-name="gr30" draw:text-style-name="P8" draw:layer="layout" svg:width="0.562cm" svg:height="0.562cm" svg:x="16.027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8" draw:style-name="gr30" draw:text-style-name="P8" draw:layer="layout" svg:width="0.562cm" svg:height="0.562cm" svg:x="15.464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31" draw:style-name="gr30" draw:text-style-name="P8" draw:layer="layout" svg:width="0.562cm" svg:height="0.562cm" svg:x="16.027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31" draw:style-name="gr30" draw:text-style-name="P8" draw:layer="layout" svg:width="0.562cm" svg:height="0.562cm" svg:x="15.464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8" draw:style-name="gr30" draw:text-style-name="P8" draw:layer="layout" svg:width="0.562cm" svg:height="0.562cm" svg:x="14.902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8" draw:style-name="gr30" draw:text-style-name="P8" draw:layer="layout" svg:width="0.562cm" svg:height="0.562cm" svg:x="14.902cm" svg:y="11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8" draw:style-name="gr30" draw:text-style-name="P8" draw:layer="layout" svg:width="0.562cm" svg:height="0.562cm" svg:x="14.902cm" svg:y="12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9" draw:style-name="gr31" draw:text-style-name="P9" draw:layer="layout" svg:width="0.562cm" svg:height="0.562cm" svg:x="19.45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3" draw:style-name="gr31" draw:text-style-name="P9" draw:layer="layout" svg:width="0.562cm" svg:height="0.562cm" svg:x="18.888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3" draw:style-name="gr31" draw:text-style-name="P9" draw:layer="layout" svg:width="0.562cm" svg:height="0.562cm" svg:x="19.45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20" draw:style-name="gr31" draw:text-style-name="P9" draw:layer="layout" svg:width="0.562cm" svg:height="0.562cm" svg:x="18.888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9" draw:style-name="gr31" draw:text-style-name="P9" draw:layer="layout" svg:width="0.562cm" svg:height="0.562cm" svg:x="18.326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32" draw:style-name="gr31" draw:text-style-name="P9" draw:layer="layout" svg:width="0.562cm" svg:height="0.562cm" svg:x="17.763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32" draw:style-name="gr31" draw:text-style-name="P9" draw:layer="layout" svg:width="0.562cm" svg:height="0.562cm" svg:x="18.326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9" draw:style-name="gr31" draw:text-style-name="P9" draw:layer="layout" svg:width="0.562cm" svg:height="0.562cm" svg:x="17.763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32" draw:style-name="gr31" draw:text-style-name="P9" draw:layer="layout" svg:width="0.562cm" svg:height="0.562cm" svg:x="18.326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3" draw:style-name="gr31" draw:text-style-name="P9" draw:layer="layout" svg:width="0.562cm" svg:height="0.562cm" svg:x="17.763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3" draw:style-name="gr31" draw:text-style-name="P9" draw:layer="layout" svg:width="0.562cm" svg:height="0.562cm" svg:x="18.326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32" draw:style-name="gr31" draw:text-style-name="P9" draw:layer="layout" svg:width="0.562cm" svg:height="0.562cm" svg:x="17.763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3" draw:style-name="gr31" draw:text-style-name="P9" draw:layer="layout" svg:width="0.562cm" svg:height="0.562cm" svg:x="19.45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3" draw:style-name="gr31" draw:text-style-name="P9" draw:layer="layout" svg:width="0.562cm" svg:height="0.562cm" svg:x="18.888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3" draw:style-name="gr31" draw:text-style-name="P9" draw:layer="layout" svg:width="0.562cm" svg:height="0.562cm" svg:x="19.45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3" draw:style-name="gr31" draw:text-style-name="P9" draw:layer="layout" svg:width="0.562cm" svg:height="0.562cm" svg:x="18.888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9" draw:style-name="gr31" draw:text-style-name="P9" draw:layer="layout" svg:width="0.562cm" svg:height="0.562cm" svg:x="17.201cm" svg:y="1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9" draw:style-name="gr31" draw:text-style-name="P9" draw:layer="layout" svg:width="0.562cm" svg:height="0.562cm" svg:x="17.201cm" svg:y="11.8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20" draw:style-name="gr31" draw:text-style-name="P9" draw:layer="layout" svg:width="0.562cm" svg:height="0.562cm" svg:x="17.201cm" svg:y="13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9" draw:style-name="gr31" draw:text-style-name="P9" draw:layer="layout" svg:width="0.562cm" svg:height="0.562cm" svg:x="17.201cm" svg:y="12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3" draw:style-name="gr31" draw:text-style-name="P9" draw:layer="layout" svg:width="0.562cm" svg:height="0.562cm" svg:x="17.763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3" draw:style-name="gr31" draw:text-style-name="P9" draw:layer="layout" svg:width="0.562cm" svg:height="0.562cm" svg:x="18.326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3" draw:style-name="gr31" draw:text-style-name="P9" draw:layer="layout" svg:width="0.562cm" svg:height="0.562cm" svg:x="18.888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3" draw:style-name="gr31" draw:text-style-name="P9" draw:layer="layout" svg:width="0.562cm" svg:height="0.562cm" svg:x="19.45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20" draw:style-name="gr31" draw:text-style-name="P9" draw:layer="layout" svg:width="0.562cm" svg:height="0.562cm" svg:x="17.201cm" svg:y="14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_2" draw:style-name="gr57" draw:text-style-name="P2" draw:layer="layout" svg:width="0.562cm" svg:height="0.562cm" svg:x="10.545cm" svg:y="12.38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0_2" draw:style-name="gr58" draw:text-style-name="P2" draw:layer="layout" svg:width="0.562cm" svg:height="0.562cm" svg:x="10.545cm" svg:y="11.82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1_2" draw:style-name="gr59" draw:text-style-name="P2" draw:layer="layout" svg:width="0.562cm" svg:height="0.562cm" svg:x="10.545cm" svg:y="13.51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_2" draw:style-name="gr60" draw:text-style-name="P2" draw:layer="layout" svg:width="0.562cm" svg:height="0.562cm" svg:x="10.545cm" svg:y="12.95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3_2" draw:style-name="gr61" draw:text-style-name="P2" draw:layer="layout" svg:width="0.562cm" svg:height="0.562cm" svg:x="10.545cm" svg:y="14.07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4_2" draw:style-name="gr62" draw:text-style-name="P2" draw:layer="layout" svg:width="0.562cm" svg:height="0.562cm" svg:x="13.92cm" svg:y="12.389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5_2" draw:style-name="gr63" draw:text-style-name="P2" draw:layer="layout" svg:width="0.562cm" svg:height="0.562cm" svg:x="13.92cm" svg:y="11.82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6_2" draw:style-name="gr64" draw:text-style-name="P2" draw:layer="layout" svg:width="0.562cm" svg:height="0.562cm" svg:x="13.92cm" svg:y="13.51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7_2" draw:style-name="gr65" draw:text-style-name="P2" draw:layer="layout" svg:width="0.562cm" svg:height="0.562cm" svg:x="13.92cm" svg:y="12.952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_2" draw:style-name="gr66" draw:text-style-name="P2" draw:layer="layout" svg:width="0.562cm" svg:height="0.562cm" svg:x="13.92cm" svg:y="14.077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9_2" draw:style-name="gr67" draw:text-style-name="P2" draw:layer="layout" svg:width="0.562cm" svg:height="0.562cm" svg:x="11.67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0_2" draw:style-name="gr68" draw:text-style-name="P2" draw:layer="layout" svg:width="0.562cm" svg:height="0.562cm" svg:x="12.233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1_2" draw:style-name="gr69" draw:text-style-name="P2" draw:layer="layout" svg:width="0.562cm" svg:height="0.562cm" svg:x="12.795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2_2" draw:style-name="gr70" draw:text-style-name="P2" draw:layer="layout" svg:width="0.562cm" svg:height="0.562cm" svg:x="13.358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3_2" draw:style-name="gr71" draw:text-style-name="P2" draw:layer="layout" svg:width="0.562cm" svg:height="0.562cm" svg:x="11.107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_2" draw:style-name="gr72" draw:text-style-name="P2" draw:layer="layout" svg:width="0.562cm" svg:height="0.562cm" svg:x="10.545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5_2" draw:style-name="gr73" draw:text-style-name="P2" draw:layer="layout" svg:width="0.562cm" svg:height="0.562cm" svg:x="13.92cm" svg:y="14.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_2" draw:style-name="gr74" draw:text-style-name="P2" draw:layer="layout" svg:width="0.562cm" svg:height="0.562cm" svg:x="11.67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7_2" draw:style-name="gr75" draw:text-style-name="P2" draw:layer="layout" svg:width="0.562cm" svg:height="0.562cm" svg:x="12.233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8_2" draw:style-name="gr76" draw:text-style-name="P2" draw:layer="layout" svg:width="0.562cm" svg:height="0.562cm" svg:x="12.795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9_2" draw:style-name="gr77" draw:text-style-name="P2" draw:layer="layout" svg:width="0.562cm" svg:height="0.562cm" svg:x="13.358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0_2" draw:style-name="gr78" draw:text-style-name="P2" draw:layer="layout" svg:width="0.562cm" svg:height="0.562cm" svg:x="11.107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1_2" draw:style-name="gr79" draw:text-style-name="P2" draw:layer="layout" svg:width="0.562cm" svg:height="0.562cm" svg:x="10.545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80" draw:text-style-name="P2" draw:layer="layout" svg:width="0.562cm" svg:height="0.562cm" svg:x="13.92cm" svg:y="11.264cm">
          <text:p text:style-name="P1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8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39</meta:editing-cycles>
    <meta:creation-date>2017-01-08T13:57:27</meta:creation-date>
    <dc:date>2021-10-21T15:26:46.721853103</dc:date>
    <meta:editing-duration>PT10M6S</meta:editing-duration>
    <meta:generator>LibreOffice/6.4.3.2$Linux_X86_64 LibreOffice_project/40$Build-2</meta:generator>
    <meta:document-statistic meta:object-count="5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